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List_20_Paragraph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Standard" style:list-style-name="WW8Num2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style:font-name-complex="Arial"/>
    </style:style>
    <style:style style:name="P9" style:family="paragraph" style:parent-style-name="Standard" style:list-style-name="WW8Num5">
      <style:text-properties style:font-name="Arial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2: Search booked events</text:p>
      <text:p text:style-name="P2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ember</text:span></text:p>
      <text:p text:style-name="P1"/>
      <text:p text:style-name="P1">Stakeholder and Interests : </text:p>
      <text:list xml:id="list1385956484151997962" text:style-name="WW8Num2">
        <text:list-item>
          <text:p text:style-name="P7">None other than Community Member himself / herself as its a “ease of use feature”.</text:p>
        </text:list-item>
      </text:list>
      <text:p text:style-name="P1"/>
      <text:p text:style-name="Standard"><text:span text:style-name="T1">Preconditions : </text:span><text:span text:style-name="T2">User is authenticated and authorized to see the the events of the community.</text:span></text:p>
      <text:p text:style-name="P1"/>
      <text:p text:style-name="Standard"><text:span text:style-name="T1">Success Guarantee ( or Post Conditions ) : </text:span><text:span text:style-name="T2">User is able to search the events he/she had booked / cancelled and able to see the details of the events.</text:span></text:p>
      <text:p text:style-name="P1"/>
      <text:p text:style-name="P1">Main Success Scenario (or Basic Flow ):</text:p>
      <text:list xml:id="list7177106598302944886" text:style-name="WW8Num4">
        <text:list-item>
          <text:p text:style-name="P8">User clicks on the “Settings” icon and then clicks on “transactions” menu.</text:p>
        </text:list-item>
        <text:list-item>
          <text:p text:style-name="P8">User lands on “My Transactions” screen</text:p>
        </text:list-item>
        <text:list-item>
          <text:p text:style-name="P8">User enters the search query and clicks on the “Go” button.</text:p>
        </text:list-item>
        <text:list-item>
          <text:p text:style-name="P8">System displays the list of events which user had booked. </text:p>
        </text:list-item>
        <text:list-item>
          <text:p text:style-name="P8">User clicks on one of the items of the list of events.</text:p>
        </text:list-item>
        <text:list-item>
          <text:p text:style-name="P8">System shows the preview of the event along with buttons to print receipt and cancel the booking.</text:p>
          <text:p text:style-name="P8"/>
        </text:list-item>
      </text:list>
      <text:p text:style-name="P1"/>
      <text:p text:style-name="P1">Extensions ( or Alternative Flows ):</text:p>
      <text:p text:style-name="P3"><text:s text:c="5"/>*3. </text:p>
      <text:p text:style-name="P3"><text:tab/>a. User should be able to search based on receipt id, start and end dates, status of the transactions, venue and name of the events</text:p>
      <text:p text:style-name="P3"><text:s text:c="5"/></text:p>
      <text:p text:style-name="P3"><text:s text:c="5"/>*6.</text:p>
      <text:p text:style-name="P3"><text:tab/>a. Preview of the event should be exactly same as the preview user had seen while booking the seat.</text:p>
      <text:p text:style-name="P3"><text:tab/>b. Print receipt and Cancel the booking event should enabled only if the date of the event is in present or future.</text:p>
      <text:p text:style-name="P3"/>
      <text:p text:style-name="P1"/>
      <text:p text:style-name="P3"><text:span text:style-name="T3">Special Requirements: </text:span><text:span text:style-name="T4">None</text:span></text:p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1T20:01:45.13</dc:date>
    <dc:creator>Arvind Srivastava</dc:creator>
    <meta:editing-duration>PT49M38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26" meta:word-count="260" meta:character-count="1451"/>
  </office:meta>
</office:document-meta>
</file>